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17">
      <style:table-cell-properties fo:border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row table:style-name="ro1">
          <table:table-cell table:style-name="ce1" office:value-type="string" table:number-columns-spanned="4" table:number-rows-spanned="1">
            <text:p>Average</text:p>
          </table:table-cell>
          <table:covered-table-cell table:number-columns-repeated="3" table:style-name="ce3"/>
          <table:table-cell/>
          <table:table-cell table:style-name="ce1" office:value-type="string" table:number-columns-spanned="4" table:number-rows-spanned="1">
            <text:p>Averag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Averag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Averag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Averag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Average</text:p>
          </table:table-cell>
          <table:covered-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17.72268907563">
            <text:p>317.7226890756</text:p>
          </table:table-cell>
          <table:table-cell table:style-name="ce2" office:value-type="float" office:value="15.0756302521008">
            <text:p>15.0756302521</text:p>
          </table:table-cell>
          <table:table-cell table:style-name="ce2" office:value-type="float" office:value="7.98319327731092">
            <text:p>7.9831932773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61.5378151260504">
            <text:p>61.537815126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8489.3109243697">
            <text:p>38489.3109243697</text:p>
          </table:table-cell>
          <table:table-cell/>
          <table:table-cell table:style-name="ce2" office:value-type="float" office:value="3">
            <text:p>3</text:p>
          </table:table-cell>
          <table:table-cell table:style-name="ce2" office:value-type="float" office:value="58.1764705882353">
            <text:p>58.176470588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9325.756302521">
            <text:p>39325.756302521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437.890756302521">
            <text:p>437.8907563025</text:p>
          </table:table-cell>
          <table:table-cell table:style-name="ce2" office:value-type="float" office:value="19.6218487394958">
            <text:p>19.6218487395</text:p>
          </table:table-cell>
          <table:table-cell table:style-name="ce2" office:value-type="float" office:value="11.9831932773109">
            <text:p>11.9831932773</text:p>
          </table:table-cell>
          <table:table-cell/>
          <table:table-cell table:style-name="ce2" office:value-type="float" office:value="5">
            <text:p>5</text:p>
          </table:table-cell>
          <table:table-cell table:style-name="ce2" office:value-type="float" office:value="89.8739495798319">
            <text:p>89.873949579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0297.966386555">
            <text:p>190297.966386555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70.5294117647059">
            <text:p>70.5294117647</text:p>
          </table:table-cell>
          <table:table-cell table:style-name="ce2" office:value-type="float" office:value="1.99159663865546">
            <text:p>1.9915966387</text:p>
          </table:table-cell>
          <table:table-cell table:style-name="ce2" office:value-type="float" office:value="39838.0168067227">
            <text:p>39838.0168067227</text:p>
          </table:table-cell>
        </table:table-row>
        <table:table-row table:style-name="ro1">
          <table:table-cell table:style-name="ce3"/>
          <table:table-cell/>
          <table:table-cell table:style-name="ce3" table:number-columns-repeated="2"/>
          <table:table-cell table:number-columns-repeated="25"/>
        </table:table-row>
        <table:table-row table:style-name="ro2">
          <table:table-cell table:style-name="ce4" office:value-type="string" table:number-columns-spanned="4" table:number-rows-spanned="1">
            <text:p>Standart Deviation</text:p>
          </table:table-cell>
          <table:covered-table-cell table:number-columns-repeated="3" table:style-name="ce2"/>
          <table:table-cell/>
          <table:table-cell table:style-name="ce4" office:value-type="string" table:number-columns-spanned="4" table:number-rows-spanned="1">
            <text:p>Standart Deviation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Standart Deviation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Standart Deviation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Standart Deviation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Standart Deviation</text:p>
          </table:table-cell>
          <table:covered-table-cell table:number-columns-repeated="3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8" office:value-type="float" office:value="43.8769003516716">
            <text:p>43.8769003517</text:p>
          </table:table-cell>
          <table:table-cell table:style-name="ce2" office:value-type="float" office:value="8.1287668587952">
            <text:p>8.1287668588</text:p>
          </table:table-cell>
          <table:table-cell table:style-name="ce2" office:value-type="float" office:value="1.4963376992554">
            <text:p>1.4963376993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2.0927202819973">
            <text:p>12.0927202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7.866290437422">
            <text:p>187.8662904374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8.2798358173242">
            <text:p>18.27983581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0.003624666769">
            <text:p>330.0036246668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93.4542737882785">
            <text:p>93.4542737883</text:p>
          </table:table-cell>
          <table:table-cell table:style-name="ce2" office:value-type="float" office:value="4.60255835236591">
            <text:p>4.6025583524</text:p>
          </table:table-cell>
          <table:table-cell table:style-name="ce2" office:value-type="float" office:value="1.33333333333333">
            <text:p>1.3333333333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20.1756609292032">
            <text:p>20.17566092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974.7089331482">
            <text:p>32974.7089331482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7.8089093004263">
            <text:p>17.8089093004</text:p>
          </table:table-cell>
          <table:table-cell table:style-name="ce2" office:value-type="float" office:value="0.0920574617898321">
            <text:p>0.0920574618</text:p>
          </table:table-cell>
          <table:table-cell table:style-name="ce2" office:value-type="float" office:value="237.130082466207">
            <text:p>237.1300824662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4" table:number-rows-spanned="1">
            <text:p>Final Valors</text:p>
          </table:table-cell>
          <table:covered-table-cell table:number-columns-repeated="3" table:style-name="ce9"/>
          <table:table-cell/>
          <table:table-cell table:style-name="ce5" office:value-type="string" table:number-columns-spanned="4" table:number-rows-spanned="1">
            <text:p>Final Valors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Final Valors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Final Valors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Final Valors</text:p>
          </table:table-cell>
          <table:covered-table-cell table:number-columns-repeated="3"/>
          <table:table-cell/>
          <table:table-cell table:style-name="ce5" office:value-type="string" table:number-columns-spanned="4" table:number-rows-spanned="1">
            <text:p>Final Valors</text:p>
          </table:table-cell>
          <table:covered-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20">
            <text:p>3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/>
          <table:table-cell table:style-name="ce9" office:value-type="float" office:value="2">
            <text:p>2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8500">
            <text:p>38500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9300">
            <text:p>39300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float" office:value="440">
            <text:p>44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9300">
            <text:p>39300</text:p>
          </table:table-cell>
          <table:table-cell/>
          <table:table-cell table:style-name="ce9" office:value-type="float" office:value="5">
            <text:p>5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0000">
            <text:p>40000</text:p>
          </table:table-cell>
          <table:table-cell/>
          <table:table-cell table:style-name="ce9" office:value-type="float" office:value="6">
            <text:p>6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1.99">
            <text:p>1.99</text:p>
          </table:table-cell>
          <table:table-cell table:style-name="ce9" office:value-type="float" office:value="39800">
            <text:p>39800</text:p>
          </table:table-cell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/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00">
            <text:p>200</text:p>
          </table:table-cell>
          <table:table-cell/>
          <table:table-cell table:style-name="ce7" office:value-type="float" office:value="0">
            <text:p>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00">
            <text:p>300</text:p>
          </table:table-cell>
          <table:table-cell/>
          <table:table-cell table:style-name="ce7" office:value-type="float" office:value="0">
            <text:p>0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/>
          <table:table-cell table:style-name="ce7" office:value-type="float" office:value="0">
            <text:p>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0000">
            <text:p>30000</text:p>
          </table:table-cell>
          <table:table-cell/>
          <table:table-cell table:style-name="ce7" office:value-type="float" office:value="0">
            <text:p>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.09">
            <text:p>0.09</text:p>
          </table:table-cell>
          <table:table-cell table:style-name="ce7" office:value-type="float" office:value="200">
            <text:p>200</text:p>
          </table:table-cell>
        </table:table-row>
        <table:table-row table:style-name="ro3" table:number-rows-repeated="2">
          <table:table-cell table:number-columns-repeated="29"/>
        </table:table-row>
        <table:table-row table:style-name="ro2">
          <table:table-cell table:number-columns-repeated="12"/>
          <table:table-cell office:value-type="string">
            <text:p>Operação</text:p>
          </table:table-cell>
          <table:table-cell office:value-type="string">
            <text:p>Média de tempo (us)</text:p>
          </table:table-cell>
          <table:table-cell office:value-type="string">
            <text:p>Desvio Padrão (us)</text:p>
          </table:table-cell>
          <table:table-cell office:value-type="string">
            <text:p>Nº médio Recv()</text:p>
          </table:table-cell>
          <table:table-cell office:value-type="string">
            <text:p>Tempo de Operação (us)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8500">
            <text:p>385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9300">
            <text:p>393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office:value-type="float" office:value="440">
            <text:p>44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39300">
            <text:p>393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9800">
            <text:p>398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4-18T04:17:17</meta:creation-date>
    <dc:date>2013-04-18T04:22:39</dc:date>
    <dc:creator>guilherme </dc:creator>
    <meta:editing-duration>PT1M52S</meta:editing-duration>
    <meta:editing-cycles>2</meta:editing-cycles>
    <meta:generator>LibreOffice/3.6$Linux_X86_64 LibreOffice_project/360m1$Build-2</meta:generator>
    <meta:document-statistic meta:table-count="1" meta:cell-count="149" meta:object-count="0"/>
  </office:meta>
</office:document-meta>
</file>